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4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31">
      <style:table-cell-properties fo:border="none"/>
    </style:style>
    <style:style style:name="ce4" style:family="table-cell" style:parent-style-name="Default" style:data-style-name="N131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histeresis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string" calcext:value-type="string">
            <text:p>anticipator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anticipator_cooldown</text:p>
          </table:table-cell>
          <table:table-cell table:style-name="ce1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string" calcext:value-type="string">
            <text:p>set_temp</text:p>
          </table:table-cell>
          <table:table-cell table:style-name="ce1" office:value-type="float" office:value="16.6" calcext:value-type="float">
            <text:p>16.6</text:p>
          </table:table-cell>
        </table:table-row>
        <table:table-row table:style-name="ro1">
          <table:table-cell table:style-name="ce2" office:value-type="string" calcext:value-type="string">
            <text:p>anticipator_temp</text:p>
          </table:table-cell>
          <table:table-cell table:style-name="ce2" office:value-type="string" calcext:value-type="string">
            <text:p>target_temp</text:p>
          </table:table-cell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formula="of:=[.$B$4]-[.$B$1]-[.A6]" office:value-type="float" office:value="15.5" calcext:value-type="float">
            <text:p>15.50</text:p>
          </table:table-cell>
        </table:table-row>
        <table:table-row table:style-name="ro1">
          <table:table-cell table:formula="of:=[.A6]*[.$B$3]" office:value-type="float" office:value="0.6" calcext:value-type="float">
            <text:p>0.6000</text:p>
          </table:table-cell>
          <table:table-cell table:formula="of:=[.$B$4]-[.$B$1]-[.A7]" office:value-type="float" office:value="15.9" calcext:value-type="float">
            <text:p>15.90</text:p>
          </table:table-cell>
        </table:table-row>
        <table:table-row table:style-name="ro1">
          <table:table-cell table:formula="of:=[.A7]*[.$B$3]" office:value-type="float" office:value="0.36" calcext:value-type="float">
            <text:p>0.3600</text:p>
          </table:table-cell>
          <table:table-cell table:formula="of:=[.$B$4]-[.$B$1]-[.A8]" office:value-type="float" office:value="16.14" calcext:value-type="float">
            <text:p>16.14</text:p>
          </table:table-cell>
        </table:table-row>
        <table:table-row table:style-name="ro1">
          <table:table-cell table:formula="of:=[.A8]*[.$B$3]" office:value-type="float" office:value="0.216" calcext:value-type="float">
            <text:p>0.2160</text:p>
          </table:table-cell>
          <table:table-cell table:formula="of:=[.$B$4]-[.$B$1]-[.A9]" office:value-type="float" office:value="16.284" calcext:value-type="float">
            <text:p>16.28</text:p>
          </table:table-cell>
        </table:table-row>
        <table:table-row table:style-name="ro1">
          <table:table-cell table:formula="of:=[.A9]*[.$B$3]" office:value-type="float" office:value="0.1296" calcext:value-type="float">
            <text:p>0.1296</text:p>
          </table:table-cell>
          <table:table-cell table:formula="of:=[.$B$4]-[.$B$1]-[.A10]" office:value-type="float" office:value="16.3704" calcext:value-type="float">
            <text:p>16.37</text:p>
          </table:table-cell>
        </table:table-row>
        <table:table-row table:style-name="ro1">
          <table:table-cell table:formula="of:=[.A10]*[.$B$3]" office:value-type="float" office:value="0.07776" calcext:value-type="float">
            <text:p>0.0778</text:p>
          </table:table-cell>
          <table:table-cell table:formula="of:=[.$B$4]-[.$B$1]-[.A11]" office:value-type="float" office:value="16.42224" calcext:value-type="float">
            <text:p>16.42</text:p>
          </table:table-cell>
        </table:table-row>
        <table:table-row table:style-name="ro1">
          <table:table-cell table:formula="of:=[.A11]*[.$B$3]" office:value-type="float" office:value="0.046656" calcext:value-type="float">
            <text:p>0.0467</text:p>
          </table:table-cell>
          <table:table-cell table:formula="of:=[.$B$4]-[.$B$1]-[.A12]" office:value-type="float" office:value="16.453344" calcext:value-type="float">
            <text:p>16.45</text:p>
          </table:table-cell>
        </table:table-row>
        <table:table-row table:style-name="ro1">
          <table:table-cell table:formula="of:=[.A12]*[.$B$3]" office:value-type="float" office:value="0.0279936" calcext:value-type="float">
            <text:p>0.0280</text:p>
          </table:table-cell>
          <table:table-cell table:formula="of:=[.$B$4]-[.$B$1]-[.A13]" office:value-type="float" office:value="16.4720064" calcext:value-type="float">
            <text:p>16.47</text:p>
          </table:table-cell>
        </table:table-row>
        <table:table-row table:style-name="ro1">
          <table:table-cell table:formula="of:=[.A13]*[.$B$3]" office:value-type="float" office:value="0.01679616" calcext:value-type="float">
            <text:p>0.0168</text:p>
          </table:table-cell>
          <table:table-cell table:formula="of:=[.$B$4]-[.$B$1]-[.A14]" office:value-type="float" office:value="16.48320384" calcext:value-type="float">
            <text:p>16.48</text:p>
          </table:table-cell>
        </table:table-row>
        <table:table-row table:style-name="ro1">
          <table:table-cell table:formula="of:=[.A14]*[.$B$3]" office:value-type="float" office:value="0.010077696" calcext:value-type="float">
            <text:p>0.0101</text:p>
          </table:table-cell>
          <table:table-cell table:formula="of:=[.$B$4]-[.$B$1]-[.A15]" office:value-type="float" office:value="16.489922304" calcext:value-type="float">
            <text:p>16.49</text:p>
          </table:table-cell>
        </table:table-row>
        <table:table-row table:style-name="ro1">
          <table:table-cell table:formula="of:=[.A15]*[.$B$3]" office:value-type="float" office:value="0.0060466176" calcext:value-type="float">
            <text:p>0.0060</text:p>
          </table:table-cell>
          <table:table-cell table:formula="of:=[.$B$4]-[.$B$1]-[.A16]" office:value-type="float" office:value="16.4939533824" calcext:value-type="float">
            <text:p>16.49</text:p>
          </table:table-cell>
        </table:table-row>
        <table:table-row table:style-name="ro1">
          <table:table-cell table:formula="of:=[.A16]*[.$B$3]" office:value-type="float" office:value="0.00362797056" calcext:value-type="float">
            <text:p>0.0036</text:p>
          </table:table-cell>
          <table:table-cell table:formula="of:=[.$B$4]-[.$B$1]-[.A17]" office:value-type="float" office:value="16.49637202944" calcext:value-type="float">
            <text:p>16.50</text:p>
          </table:table-cell>
        </table:table-row>
        <table:table-row table:style-name="ro1">
          <table:table-cell table:formula="of:=[.A17]*[.$B$3]" office:value-type="float" office:value="0.002176782336" calcext:value-type="float">
            <text:p>0.0022</text:p>
          </table:table-cell>
          <table:table-cell table:formula="of:=[.$B$4]-[.$B$1]-[.A18]" office:value-type="float" office:value="16.497823217664" calcext:value-type="float">
            <text:p>16.50</text:p>
          </table:table-cell>
        </table:table-row>
        <table:table-row table:style-name="ro1">
          <table:table-cell table:formula="of:=[.A18]*[.$B$3]" office:value-type="float" office:value="0.0013060694016" calcext:value-type="float">
            <text:p>0.0013</text:p>
          </table:table-cell>
          <table:table-cell table:formula="of:=[.$B$4]-[.$B$1]-[.A19]" office:value-type="float" office:value="16.4986939305984" calcext:value-type="float">
            <text:p>16.50</text:p>
          </table:table-cell>
        </table:table-row>
        <table:table-row table:style-name="ro1">
          <table:table-cell table:formula="of:=[.A19]*[.$B$3]" office:value-type="float" office:value="0.00078364164096" calcext:value-type="float">
            <text:p>0.0008</text:p>
          </table:table-cell>
          <table:table-cell table:formula="of:=[.$B$4]-[.$B$1]-[.A20]" office:value-type="float" office:value="16.499216358359" calcext:value-type="float">
            <text:p>16.50</text:p>
          </table:table-cell>
        </table:table-row>
        <table:table-row table:style-name="ro1">
          <table:table-cell table:formula="of:=[.A20]*[.$B$3]" office:value-type="float" office:value="0.000470184984576" calcext:value-type="float">
            <text:p>0.0005</text:p>
          </table:table-cell>
          <table:table-cell table:formula="of:=[.$B$4]-[.$B$1]-[.A21]" office:value-type="float" office:value="16.4995298150154" calcext:value-type="float">
            <text:p>16.50</text:p>
          </table:table-cell>
        </table:table-row>
        <table:table-row table:style-name="ro1">
          <table:table-cell table:formula="of:=[.A21]*[.$B$3]" office:value-type="float" office:value="0.0002821109907456" calcext:value-type="float">
            <text:p>0.0003</text:p>
          </table:table-cell>
          <table:table-cell table:formula="of:=[.$B$4]-[.$B$1]-[.A22]" office:value-type="float" office:value="16.4997178890093" calcext:value-type="float">
            <text:p>16.50</text:p>
          </table:table-cell>
        </table:table-row>
        <table:table-row table:style-name="ro1">
          <table:table-cell table:formula="of:=[.A22]*[.$B$3]" office:value-type="float" office:value="0.00016926659444736" calcext:value-type="float">
            <text:p>0.0002</text:p>
          </table:table-cell>
          <table:table-cell table:formula="of:=[.$B$4]-[.$B$1]-[.A23]" office:value-type="float" office:value="16.4998307334056" calcext:value-type="float">
            <text:p>16.50</text:p>
          </table:table-cell>
        </table:table-row>
        <table:table-row table:style-name="ro1">
          <table:table-cell table:formula="of:=[.A23]*[.$B$3]" office:value-type="float" office:value="0.000101559956668416" calcext:value-type="float">
            <text:p>0.0001</text:p>
          </table:table-cell>
          <table:table-cell table:formula="of:=[.$B$4]-[.$B$1]-[.A24]" office:value-type="float" office:value="16.4998984400433" calcext:value-type="float">
            <text:p>16.50</text:p>
          </table:table-cell>
        </table:table-row>
        <table:table-row table:style-name="ro1">
          <table:table-cell table:formula="of:=[.A24]*[.$B$3]" office:value-type="float" office:value="0.0000609359740010496" calcext:value-type="float">
            <text:p>0.0001</text:p>
          </table:table-cell>
          <table:table-cell table:formula="of:=[.$B$4]-[.$B$1]-[.A25]" office:value-type="float" office:value="16.499939064026" calcext:value-type="float">
            <text:p>16.50</text:p>
          </table:table-cell>
        </table:table-row>
        <table:table-row table:style-name="ro1">
          <table:table-cell table:formula="of:=[.A25]*[.$B$3]" office:value-type="float" office:value="0.0000365615844006297" calcext:value-type="float">
            <text:p>0.0000</text:p>
          </table:table-cell>
          <table:table-cell table:formula="of:=[.$B$4]-[.$B$1]-[.A26]" office:value-type="float" office:value="16.4999634384156" calcext:value-type="float">
            <text:p>16.50</text:p>
          </table:table-cell>
        </table:table-row>
        <table:table-row table:style-name="ro1">
          <table:table-cell table:formula="of:=[.A26]*[.$B$3]" office:value-type="float" office:value="0.0000219369506403778" calcext:value-type="float">
            <text:p>0.0000</text:p>
          </table:table-cell>
          <table:table-cell table:formula="of:=[.$B$4]-[.$B$1]-[.A27]" office:value-type="float" office:value="16.4999780630494" calcext:value-type="float">
            <text:p>16.50</text:p>
          </table:table-cell>
        </table:table-row>
        <table:table-row table:style-name="ro1">
          <table:table-cell table:formula="of:=[.A27]*[.$B$3]" office:value-type="float" office:value="0.0000131621703842267" calcext:value-type="float">
            <text:p>0.0000</text:p>
          </table:table-cell>
          <table:table-cell table:formula="of:=[.$B$4]-[.$B$1]-[.A28]" office:value-type="float" office:value="16.4999868378296" calcext:value-type="float">
            <text:p>16.50</text:p>
          </table:table-cell>
        </table:table-row>
        <table:table-row table:style-name="ro1">
          <table:table-cell table:formula="of:=[.A28]*[.$B$3]" office:value-type="float" office:value="0.00000789730223053602" calcext:value-type="float">
            <text:p>0.0000</text:p>
          </table:table-cell>
          <table:table-cell table:formula="of:=[.$B$4]-[.$B$1]-[.A29]" office:value-type="float" office:value="16.4999921026978" calcext:value-type="float">
            <text:p>16.50</text:p>
          </table:table-cell>
        </table:table-row>
        <table:table-row table:style-name="ro1">
          <table:table-cell table:formula="of:=[.A29]*[.$B$3]" office:value-type="float" office:value="0.00000473838133832161" calcext:value-type="float">
            <text:p>0.0000</text:p>
          </table:table-cell>
          <table:table-cell table:formula="of:=[.$B$4]-[.$B$1]-[.A30]" office:value-type="float" office:value="16.4999952616187" calcext:value-type="float">
            <text:p>16.50</text:p>
          </table:table-cell>
        </table:table-row>
        <table:table-row table:style-name="ro1">
          <table:table-cell table:formula="of:=[.A30]*[.$B$3]" office:value-type="float" office:value="0.00000284302880299297" calcext:value-type="float">
            <text:p>0.0000</text:p>
          </table:table-cell>
          <table:table-cell table:formula="of:=[.$B$4]-[.$B$1]-[.A31]" office:value-type="float" office:value="16.4999971569712" calcext:value-type="float">
            <text:p>16.50</text:p>
          </table:table-cell>
        </table:table-row>
        <table:table-row table:style-name="ro1">
          <table:table-cell table:formula="of:=[.A31]*[.$B$3]" office:value-type="float" office:value="0.00000170581728179578" calcext:value-type="float">
            <text:p>0.0000</text:p>
          </table:table-cell>
          <table:table-cell table:formula="of:=[.$B$4]-[.$B$1]-[.A32]" office:value-type="float" office:value="16.4999982941827" calcext:value-type="float">
            <text:p>16.50</text:p>
          </table:table-cell>
        </table:table-row>
        <table:table-row table:style-name="ro1">
          <table:table-cell table:formula="of:=[.A32]*[.$B$3]" office:value-type="float" office:value="0.00000102349036907747" calcext:value-type="float">
            <text:p>0.0000</text:p>
          </table:table-cell>
          <table:table-cell table:formula="of:=[.$B$4]-[.$B$1]-[.A33]" office:value-type="float" office:value="16.4999989765096" calcext:value-type="float">
            <text:p>16.50</text:p>
          </table:table-cell>
        </table:table-row>
        <table:table-row table:style-name="ro1">
          <table:table-cell table:formula="of:=[.A33]*[.$B$3]" office:value-type="float" office:value="0.000000614094221446481" calcext:value-type="float">
            <text:p>0.0000</text:p>
          </table:table-cell>
          <table:table-cell table:formula="of:=[.$B$4]-[.$B$1]-[.A34]" office:value-type="float" office:value="16.4999993859058" calcext:value-type="float">
            <text:p>16.50</text:p>
          </table:table-cell>
        </table:table-row>
        <table:table-row table:style-name="ro1">
          <table:table-cell table:formula="of:=[.A34]*[.$B$3]" office:value-type="float" office:value="0.000000368456532867889" calcext:value-type="float">
            <text:p>0.0000</text:p>
          </table:table-cell>
          <table:table-cell table:formula="of:=[.$B$4]-[.$B$1]-[.A35]" office:value-type="float" office:value="16.4999996315435" calcext:value-type="float">
            <text:p>16.50</text:p>
          </table:table-cell>
        </table:table-row>
        <table:table-row table:style-name="ro1"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18:12:15.602468871</meta:creation-date>
    <dc:date>2026-01-09T19:31:42.295724396</dc:date>
    <meta:editing-duration>PT7M59S</meta:editing-duration>
    <meta:editing-cycles>1</meta:editing-cycles>
    <meta:document-statistic meta:table-count="1" meta:cell-count="70" meta:object-count="0"/>
    <meta:generator>LibreOffice/25.8.4.2$Linux_X86_64 LibreOffice_project/290daaa01b999472f0c7a3890eb6a550fd74c6df</meta:generator>
  </office:meta>
</office:document-meta>
</file>